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11000000E9AD06C20A8487D116.png" manifest:media-type="image/png"/>
  <manifest:file-entry manifest:full-path="Pictures/1000000000000111000000E93F028EF274D24DE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17cde4"/>
    </style:style>
    <style:style style:name="P2" style:family="paragraph" style:parent-style-name="Table_20_Contents">
      <style:text-properties officeooo:paragraph-rsid="00199386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P5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P6" style:family="paragraph" style:parent-style-name="Normal">
      <style:paragraph-properties fo:margin-top="0in" fo:margin-bottom="0in" loext:contextual-spacing="false" fo:text-align="start" style:justify-single-word="false"/>
      <style:text-properties style:font-name="Arial" fo:font-size="14pt" fo:font-weight="bold" officeooo:rsid="000c2e41" officeooo:paragraph-rsid="0017cde4" style:font-size-asian="14pt" style:font-weight-asian="bold" style:font-size-complex="14pt" style:font-weight-complex="bold"/>
    </style:style>
    <style:style style:name="P7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officeooo:rsid="002a9581" officeooo:paragraph-rsid="002a958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0000" style:font-name="Arial" fo:font-size="12pt" fo:font-weight="bold" officeooo:rsid="00436aca" officeooo:paragraph-rsid="000c2e41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ff0000" style:font-name="Arial" fo:font-size="12pt" fo:font-weight="bold" officeooo:rsid="00436aca" officeooo:paragraph-rsid="008826eb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ff0000" style:font-name="Arial" fo:font-size="12pt" fo:font-weight="bold" officeooo:rsid="005ca150" officeooo:paragraph-rsid="008826eb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ff" style:font-name="Arial" fo:font-size="12pt" fo:font-weight="bold" officeooo:rsid="005f7af8" officeooo:paragraph-rsid="008826eb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Arial" fo:font-size="12pt" fo:font-weight="bold" officeooo:rsid="00622f77" officeooo:paragraph-rsid="008826eb" style:font-size-asian="12pt" style:font-weight-asian="bold" style:font-size-complex="12pt" style:font-weight-complex="bold"/>
    </style:style>
    <style:style style:name="T1" style:family="text">
      <style:text-properties style:font-name="Arial1" fo:font-size="26pt" fo:font-weight="bold" style:font-size-asian="26pt" style:font-weight-asian="bold" style:font-name-complex="Arial1"/>
    </style:style>
    <style:style style:name="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T3" style:family="text">
      <style:text-properties officeooo:rsid="002c6573"/>
    </style:style>
    <style:style style:name="T4" style:family="text">
      <style:text-properties officeooo:rsid="00199386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Seznam Planiranih Opravil</text:p>
      <text:p text:style-name="P9"/>
      <text:p text:style-name="P9"/>
      <text:p text:style-name="P9"/>
      <text:p text:style-name="P11">{% regroup planirana_opravila_list by plan.sklop as plan_sklop_list %}{% for object in plan_sklop_list %}{{ object.grouper }}</text:p>
      <text:p text:style-name="P12">{% regroup object.list by plan as plan_list %}{% for object in plan_list %}<text:tab/>-{{ object.grouper }}</text:p>
      <text:p text:style-name="P13">{% for object in object.list %}<text:tab/><text:tab/>-{{ object.oznaka }} {{ object.naziv }} <text:s/>{{object.perioda}}</text:p>
      <text:p text:style-name="P13">{% endfor %}</text:p>
      <text:p text:style-name="P12">{% endfor %}</text:p>
      <text:p text:style-name="P10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66in" table:align="right"/>
    </style:style>
    <style:style style:name="Table2.A" style:family="table-column">
      <style:table-column-properties style:column-width="3.3146in"/>
    </style:style>
    <style:style style:name="Table2.B" style:family="table-column">
      <style:table-column-properties style:column-width="3.3514in"/>
    </style:style>
    <style:style style:name="Table2.A1" style:family="table-cell">
      <style:table-cell-properties style:vertical-align="" fo:padding="0.0382in" fo:border="none"/>
    </style:style>
    <style:style style:name="Table2.B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Header">
      <style:text-properties officeooo:paragraph-rsid="0017cde4"/>
    </style:style>
    <style:style style:name="MP2" style:family="paragraph" style:parent-style-name="Table_20_Contents">
      <style:text-properties officeooo:paragraph-rsid="00199386"/>
    </style:style>
    <style:style style:name="MP3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bold" officeooo:rsid="000c2e41" officeooo:paragraph-rsid="00199386" style:font-size-asian="14pt" style:font-weight-asian="bold" style:font-name-complex="Arial1" style:font-size-complex="14pt" style:font-weight-complex="bold"/>
    </style:style>
    <style:style style:name="MP4" style:family="paragraph" style:parent-style-name="Normal">
      <style:paragraph-properties fo:margin-top="0in" fo:margin-bottom="0in" loext:contextual-spacing="false" fo:text-align="end" style:justify-single-word="false"/>
      <style:text-properties style:font-name="Arial1" fo:font-size="14pt" fo:font-weight="normal" officeooo:rsid="000c2e41" officeooo:paragraph-rsid="00199386" style:font-size-asian="14pt" style:font-weight-asian="normal" style:font-name-complex="Arial1" style:font-size-complex="14pt" style:font-weight-complex="normal"/>
    </style:style>
    <style:style style:name="MP5" style:family="paragraph" style:parent-style-name="Footer">
      <style:text-properties fo:color="#808080" style:font-name="Arial" fo:font-size="10pt" officeooo:rsid="001e74ca" officeooo:paragraph-rsid="001e74ca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</style:style>
    <style:style style:name="MT1" style:family="text">
      <style:text-properties style:font-name="Arial1" fo:font-size="26pt" fo:font-weight="bold" style:font-size-asian="26pt" style:font-weight-asian="bold" style:font-name-complex="Arial1"/>
    </style:style>
    <style:style style:name="MT2" style:family="text">
      <style:text-properties fo:color="#595959" style:font-name="Arial1" fo:font-size="26pt" fo:font-weight="bold" style:font-size-asian="26pt" style:font-weight-asian="bold" style:font-name-complex="Arial1"/>
    </style:style>
    <style:style style:name="MT3" style:family="text">
      <style:text-properties officeooo:rsid="002c6573"/>
    </style:style>
    <style:style style:name="MT4" style:family="text">
      <style:text-properties officeooo:rsid="00199386"/>
    </style:style>
    <style:style style:name="M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bottom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2"><text:span text:style-name="Default_20_Paragraph_20_Font"><text:span text:style-name="MT1"><draw:a xlink:type="simple" xlink:href="http://www.eda5.si/" office:name="eda5"><draw:frame draw:style-name="Mfr1" draw:name="Image1" text:anchor-type="as-char" svg:y="-0.2516in" svg:width="0.1945in" style:rel-width="scale" svg:height="0.1618in" style:rel-height="scale" draw:z-index="1"><draw:image xlink:href="Pictures/1000000000000111000000E93F028EF274D24DEB.png" xlink:type="simple" xlink:show="embed" xlink:actuate="onLoad"/></draw:frame></draw:a></text:span></text:span><text:span text:style-name="Default_20_Paragraph_20_Font"><text:span text:style-name="MT1">EDA</text:span></text:span><text:span text:style-name="Default_20_Paragraph_20_Font"><text:span text:style-name="MT2">FM</text:span></text:span></text:p>
            </table:table-cell>
            <table:table-cell table:style-name="Table2.B1" office:value-type="string">
              <text:p text:style-name="MP3"><text:span text:style-name="MT3">LS</text:span>-01-20170220-0001</text:p>
              <text:p text:style-name="MP4">Nova Gorica, <text:span text:style-name="MT4">{{ datum_danes }}</text:span></text:p>
            </table:table-cell>
          </table:table-row>
        </table:table>
        <text:p text:style-name="MP1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5">Dokument je last EDAFM d.o.o. Neavtorizirano kopiranje ni dovoljeno.</text:p>
            </table:table-cell>
            <table:table-cell table:style-name="Table1.A1" office:value-type="string">
              <text:p text:style-name="MP6"><draw:frame draw:style-name="Mfr2" draw:name="Picture 3" text:anchor-type="as-char" svg:width="0.5291in" style:rel-width="scale" svg:height="0.4547in" style:rel-height="scale" draw:z-index="0"><draw:image xlink:href="Pictures/1000000000000111000000E9AD06C20A8487D116.png" xlink:type="simple" xlink:show="embed" xlink:actuate="onLoad"/></draw:frame></text:p>
            </table:table-cell>
          </table:table-row>
        </table:table>
        <text:p text:style-name="Footer"/>
      </style:footer>
    </style:master-page>
    <style:master-page style:name="MP0" style:page-layout-name="Mpm2">
      <style:header>
        <text:p text:style-name="Normal"><text:s/></text:p>
      </style:header>
      <style:footer>
        <text:p text:style-name="Footer">EDA FM, upravljanje stavb, d.o.o.</text:p>
        <text:p text:style-name="Footer">Delpinova ulica 18 B</text:p>
        <text:p text:style-name="Footer">5000 Nova Gori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0:48:57.687926572</meta:creation-date>
    <dc:date>2017-02-23T04:08:05.407430886</dc:date>
    <meta:editing-duration>PT8H49M46S</meta:editing-duration>
    <meta:editing-cycles>114</meta:editing-cycles>
    <meta:generator>LibreOffice/5.1.4.2$Linux_X86_64 LibreOffice_project/10m0$Build-2</meta:generator>
    <meta:document-statistic meta:table-count="2" meta:image-count="2" meta:object-count="0" meta:page-count="1" meta:paragraph-count="16" meta:word-count="84" meta:character-count="567" meta:non-whitespace-character-count="494"/>
  </office:meta>
</office:document-meta>
</file>